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7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8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9" style:parent-style-name="Normal" style:family="paragraph">
      <style:paragraph-properties fo:text-align="justify" fo:line-height="200%"/>
    </style:style>
    <style:style style:name="T10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1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2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3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4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5" style:parent-style-name="Normal" style:family="paragraph">
      <style:paragraph-properties fo:text-align="justify" fo:line-height="200%"/>
    </style:style>
    <style:style style:name="T16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7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8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9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2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1" style:parent-style-name="Paragraphedeliste" style:list-style-name="LFO1" style:family="paragraph">
      <style:paragraph-properties fo:text-align="justify" fo:line-height="200%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4" style:parent-style-name="Paragraphedeliste" style:list-style-name="LFO1" style:family="paragraph">
      <style:paragraph-properties fo:text-align="justify" fo:line-height="200%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2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2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29" style:parent-style-name="Paragraphedeliste" style:list-style-name="LFO1" style:family="paragraph">
      <style:paragraph-properties fo:text-align="justify" fo:line-height="200%"/>
    </style:style>
    <style:style style:name="T3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2" style:parent-style-name="Paragraphedeliste" style:list-style-name="LFO1" style:family="paragraph">
      <style:paragraph-properties fo:text-align="justify" fo:line-height="200%"/>
    </style:style>
    <style:style style:name="T3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3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3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39" style:parent-style-name="Paragraphedeliste" style:list-style-name="LFO1" style:family="paragraph">
      <style:paragraph-properties fo:text-align="justify" fo:line-height="200%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4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4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4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4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47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48" style:parent-style-name="Paragraphedeliste" style:list-style-name="LFO1" style:family="paragraph">
      <style:paragraph-properties fo:text-align="justify" fo:line-height="200%"/>
    </style:style>
    <style:style style:name="T4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5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51" style:parent-style-name="Paragraphedeliste" style:list-style-name="LFO1" style:family="paragraph">
      <style:paragraph-properties fo:text-align="justify" fo:line-height="200%"/>
    </style:style>
    <style:style style:name="T5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5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5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56" style:parent-style-name="Paragraphedeliste" style:list-style-name="LFO1" style:family="paragraph">
      <style:paragraph-properties fo:text-align="justify" fo:line-height="200%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5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5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6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3" style:parent-style-name="Paragraphedeliste" style:list-style-name="LFO1" style:family="paragraph">
      <style:paragraph-properties fo:text-align="justify" fo:line-height="200%"/>
    </style:style>
    <style:style style:name="T6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6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66" style:parent-style-name="Paragraphedeliste" style:list-style-name="LFO1" style:family="paragraph">
      <style:paragraph-properties fo:text-align="justify" fo:line-height="200%"/>
    </style:style>
    <style:style style:name="T67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6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69" style:parent-style-name="Paragraphedeliste" style:list-style-name="LFO1" style:family="paragraph">
      <style:paragraph-properties fo:text-align="justify" fo:line-height="200%"/>
    </style:style>
    <style:style style:name="T70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1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72" style:parent-style-name="Paragraphedeliste" style:list-style-name="LFO1" style:family="paragraph">
      <style:paragraph-properties fo:text-align="justify" fo:line-height="200%"/>
    </style:style>
    <style:style style:name="T73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7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7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0" style:parent-style-name="Paragraphedeliste" style:list-style-name="LFO1" style:family="paragraph">
      <style:paragraph-properties fo:text-align="justify" fo:line-height="200%"/>
    </style:style>
    <style:style style:name="T8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85" style:parent-style-name="Paragraphedeliste" style:list-style-name="LFO1" style:family="paragraph">
      <style:paragraph-properties fo:text-align="justify" fo:line-height="200%"/>
    </style:style>
    <style:style style:name="T8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8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89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90" style:parent-style-name="Paragraphedeliste" style:list-style-name="LFO1" style:family="paragraph">
      <style:paragraph-properties fo:text-align="justify" fo:line-height="200%"/>
    </style:style>
    <style:style style:name="T91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2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93" style:parent-style-name="Paragraphedeliste" style:list-style-name="LFO1" style:family="paragraph">
      <style:paragraph-properties fo:text-align="justify" fo:line-height="200%"/>
    </style:style>
    <style:style style:name="T94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95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6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9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98" style:parent-style-name="Paragraphedeliste" style:list-style-name="LFO1" style:family="paragraph">
      <style:paragraph-properties fo:text-align="justify" fo:line-height="200%"/>
    </style:style>
    <style:style style:name="T99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00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01" style:parent-style-name="Paragraphedeliste" style:list-style-name="LFO1" style:family="paragraph">
      <style:paragraph-properties fo:text-align="justify" fo:line-height="200%"/>
    </style:style>
    <style:style style:name="T102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03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04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P105" style:parent-style-name="Paragraphedeliste" style:list-style-name="LFO1" style:family="paragraph">
      <style:paragraph-properties fo:text-align="justify" fo:line-height="200%"/>
    </style:style>
    <style:style style:name="T106" style:parent-style-name="Policepardéfau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T107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08" style:parent-style-name="Policepardéfaut" style:family="text">
      <style:text-properties style:font-name="Arial" style:font-name-complex="Arial" fo:color="#000000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7">N-SDM</text:span><text:span text:style-name="T8"><text:s/>main outputs</text:span></text:p>
      <text:p text:style-name="P9"><text:span text:style-name="T10">N-SDM</text:span><text:span text:style-name="T11"><text:s/>outputs can be retrieved from the “scratch” and “save” folders. After each<text:s/></text:span><text:span text:style-name="T12">N-SDM</text:span><text:span text:style-name="T13"><text:s/>run, main outputs from the scratch are synchronized to the save folder. It is possible to customize the list of outputs to<text:s/></text:span><text:span text:style-name="T14">synchronize by adding or removing elements from the “rsync_exclude” setting (settings.psv). The scratch folder is dedicated to temporary storage, by default the files located in the scratch will be deleted before each new run.</text:span></text:p>
      <text:p text:style-name="P15"><text:span text:style-name="T16">A typical<text:s/></text:span><text:span text:style-name="T17">N-SDM</text:span><text:span text:style-name="T18"><text:s/>run is generating<text:s/></text:span><text:span text:style-name="T19">the following</text:span><text:span text:style-name="T20"><text:s/>sub-folders of outputs:</text:span></text:p>
      <text:list text:style-name="LFO1" text:continue-numbering="true">
        <text:list-item>
          <text:p text:style-name="P21"><text:span text:style-name="T22">d0_dataset</text:span><text:span text:style-name="T23">: species occurrence data used for model fitting, before and after spatial temporal disaggregation (.rds and .shp)</text:span></text:p>
        </text:list-item>
        <text:list-item>
          <text:p text:style-name="P24"><text:span text:style-name="T25">d1_covsel</text:span><text:span text:style-name="T26">:<text:s/></text:span><text:span text:style-name="T27">selected covariates</text:span><text:span text:style-name="T28"><text:s/>(.rds)</text:span></text:p>
        </text:list-item>
        <text:list-item>
          <text:p text:style-name="P29"><text:span text:style-name="T30">d2_models</text:span><text:span text:style-name="T31">: model objects for each individual algorithm and hyperparameter combination (.rds)</text:span></text:p>
        </text:list-item>
        <text:list-item>
          <text:p text:style-name="P32"><text:span text:style-name="T33">d3_evals</text:span><text:span text:style-name="T34">:<text:s/></text:span><text:span text:style-name="T35">individual<text:s/></text:span><text:span text:style-name="T36">model assessment metrics (.</text:span><text:span text:style-name="T37">psv</text:span><text:span text:style-name="T38">)</text:span></text:p>
        </text:list-item>
        <text:list-item>
          <text:p text:style-name="P39"><text:span text:style-name="T40">d4_</text:span><text:span text:style-name="T41">cov</text:span><text:span text:style-name="T42">imps</text:span><text:span text:style-name="T43">:<text:s/></text:span><text:span text:style-name="T44">covariate</text:span><text:span text:style-name="T45"><text:s/>importance scores (.</text:span><text:span text:style-name="T46">psv</text:span><text:span text:style-name="T47">)</text:span></text:p>
        </text:list-item>
        <text:list-item>
          <text:p text:style-name="P48"><text:span text:style-name="T49">d5_respcurves</text:span><text:span text:style-name="T50">: response curve data (.rds)</text:span></text:p>
        </text:list-item>
        <text:list-item>
          <text:p text:style-name="P51"><text:span text:style-name="T52">d6_preds</text:span><text:span text:style-name="T53">:<text:s/></text:span><text:span text:style-name="T54">raw<text:s/></text:span><text:span text:style-name="T55">predictions obtained for each individual algorithm (.rds)</text:span></text:p>
        </text:list-item>
        <text:list-item>
          <text:p text:style-name="P56"><text:span text:style-name="T57">d7_maps</text:span><text:span text:style-name="T58">: map</text:span><text:span text:style-name="T59">ped predictions</text:span><text:span text:style-name="T60"><text:s/>obtained for each individual algorithm (.</text:span><text:span text:style-name="T61">tif</text:span><text:span text:style-name="T62">)</text:span></text:p>
        </text:list-item>
        <text:list-item>
          <text:p text:style-name="P63"><text:span text:style-name="T64">d8_ensembles</text:span><text:span text:style-name="T65">: ensemble maps (.tif)</text:span></text:p>
        </text:list-item>
        <text:list-item>
          <text:p text:style-name="P66"><text:span text:style-name="T67">d9_ensembles-cv</text:span><text:span text:style-name="T68">: coefficient of variation maps for d8_ensembles (.tif)</text:span></text:p>
        </text:list-item>
        <text:list-item>
          <text:p text:style-name="P69"><text:span text:style-name="T70">d10_nested-ensembles</text:span><text:span text:style-name="T71">: nested ensemble maps (.tif)</text:span></text:p>
        </text:list-item>
        <text:list-item>
          <text:p text:style-name="P72"><text:span text:style-name="T73">d11_evals-</text:span><text:span text:style-name="T74">ensembles</text:span><text:span text:style-name="T75">: model<text:s/></text:span><text:span text:style-name="T76">assessment metrics for<text:s/></text:span><text:span text:style-name="T77">ensembles and nested ensembles (.</text:span><text:span text:style-name="T78">psv</text:span><text:span text:style-name="T79">)</text:span></text:p>
        </text:list-item>
        <text:list-item>
          <text:p text:style-name="P80"><text:span text:style-name="T81">d12_preds-sce</text:span><text:span text:style-name="T82">:<text:s/></text:span><text:span text:style-name="T83">raw<text:s/></text:span><text:span text:style-name="T84">prediction obtained for each individual algorithm and scenario x period combination (.rds)</text:span></text:p>
        </text:list-item>
        <text:list-item>
          <text:p text:style-name="P85"><text:span text:style-name="T86">d13_maps-sce</text:span><text:span text:style-name="T87">: map</text:span><text:span text:style-name="T88">ped predictions</text:span><text:span text:style-name="T89"><text:s/>obtained for each individual algorithm and scenario x period combination (.tif)</text:span></text:p>
        </text:list-item>
        <text:list-item>
          <text:p text:style-name="P90"><text:span text:style-name="T91">d14_ensembles-sce</text:span><text:span text:style-name="T92">: ensemble maps for each scenario x period combination (.tif)</text:span></text:p>
        </text:list-item>
        <text:list-item>
          <text:p text:style-name="P93"><text:span text:style-name="T94">d15_ensembles-cv-sce</text:span><text:span text:style-name="T95">: coefficient of variation maps for</text:span><text:span text:style-name="T96"><text:tab/>d14_ensembles-sce<text:s/></text:span><text:span text:style-name="T97">(.tif)</text:span></text:p>
        </text:list-item>
        <text:list-item>
          <text:p text:style-name="P98"><text:span text:style-name="T99">d16_nested-ensembles-sce</text:span><text:span text:style-name="T100">: nested ensemble maps for each scenario x period combination (.tif)</text:span></text:p>
        </text:list-item>
        <text:list-item>
          <text:p text:style-name="P101"><text:span text:style-name="T102">plots</text:span><text:span text:style-name="T103">: response curves from d5</text:span><text:span text:style-name="T104"><text:s/>(.pdf)</text:span></text:p>
        </text:list-item>
        <text:list-item>
          <text:p text:style-name="P105"><text:span text:style-name="T106">sacct</text:span><text:span text:style-name="T107">: exported from the .script/tmp folder for each run, job status and resource usage logs from SLURM, useful for monitoring and debugging</text:span><text:span text:style-name="T108"><text:s/>(.psv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4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language="en" fo:country="US"/>
    </style:style>
    <style:style style:name="T3" style:parent-style-name="Lienhypertexte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</text:span><text:span text:style-name="T6">Date: 02.10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05:00Z</meta:creation-date>
    <dc:date>2025-10-08T06:52:00Z</dc:date>
    <meta:template xlink:href="Normal.dotm" xlink:type="simple"/>
    <meta:editing-cycles>5</meta:editing-cycles>
    <meta:editing-duration>PT0S</meta:editing-duration>
    <meta:document-statistic meta:page-count="2" meta:paragraph-count="3" meta:word-count="295" meta:character-count="1975" meta:row-count="14" meta:non-whitespace-character-count="1683"/>
  </office:meta>
</office:document-meta>
</file>